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style:font-name="Verdana" fo:font-size="11pt" officeooo:rsid="000967f9" officeooo:paragraph-rsid="000967f9" style:font-size-asian="11pt" style:font-size-complex="11pt"/>
    </style:style>
    <style:style style:name="P2" style:family="paragraph" style:parent-style-name="Standard">
      <style:text-properties style:font-name="Verdana" fo:font-size="11pt" officeooo:rsid="000c9be2" officeooo:paragraph-rsid="000c9be2" style:font-size-asian="11pt" style:font-size-complex="11pt"/>
    </style:style>
    <style:style style:name="P3" style:family="paragraph" style:parent-style-name="Standard">
      <style:text-properties officeooo:paragraph-rsid="000967f9"/>
    </style:style>
    <style:style style:name="P4" style:family="paragraph" style:parent-style-name="Text_20_body">
      <style:text-properties officeooo:paragraph-rsid="000967f9"/>
    </style:style>
    <style:style style:name="T1" style:family="text">
      <style:text-properties style:font-name="Verdana" officeooo:rsid="000967f9"/>
    </style:style>
    <style:style style:name="T2" style:family="text">
      <style:text-properties officeooo:rsid="000d69bc"/>
    </style:style>
    <style:style style:name="T3" style:family="text">
      <style:text-properties officeooo:rsid="000dd5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<text:span text:style-name="T3">roducto</text:span> mínimo viable</text:p>
      <text:p text:style-name="P1"/>
      <text:p text:style-name="P1"/>
      <text:p text:style-name="P1">Debe incluir:</text:p>
      <text:p text:style-name="P1"/>
      <text:p text:style-name="P1">El usuario debe poder hacer login, ver la lista de sus <text:span text:style-name="T2">equipos</text:span> . Si clicka en un<text:span text:style-name="T2">o debe poder ver todas las reparaciones y poder hacer click en una concreta y poder ver el estado de la misma</text:span></text:p>
      <text:p text:style-name="P1"/>
      <text:p text:style-name="P1">Si el usuario entra como administrador debe poder ver todas sus reparaciones y el estado de las mismas. También debe poder modificar el estado. </text:p>
      <text:p text:style-name="P1"/>
      <text:p text:style-name="P2">El usuario debe poder ver las secciones de servicios y contacto.</text:p>
      <text:p text:style-name="P1"/>
      <text:p text:style-name="P1"/>
      <text:p text:style-name="P1"/>
      <text:p text:style-name="P1"/>
      <text:p text:style-name="P3"><text:span text:style-name="Source_20_Text"><text:span text:style-name="T1"/></text:span></text:p>
      <text:p text:style-name="P4"><text:span text:style-name="Source_20_Text"><text:span text:style-name="T1"/></text:span></text:p>
      <text:p text:style-name="P4"><text:span text:style-name="Source_20_Text"><text:span text:style-name="T1"/></text:span></text:p>
      <text:p text:style-name="P4"><text:span text:style-name="Source_20_Text"><text:span text:style-name="T1"/></text:span></text:p>
      <text:p text:style-name="P4"><text:span text:style-name="Source_20_Text"><text:span text:style-name="T1"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22T09:45:28.017000000</meta:creation-date>
    <dc:date>2026-02-01T09:51:39.676000000</dc:date>
    <meta:editing-duration>PT1H52M8S</meta:editing-duration>
    <meta:editing-cycles>5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5" meta:word-count="78" meta:character-count="432" meta:non-whitespace-character-count="358"/>
  </office:meta>
</office:document-meta>
</file>